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m</text:span> django.test <text:span text:style-name="T1">import</text:span> TestCase,tag</text:p>
      <text:p text:style-name="P1"><text:span text:style-name="T1">from</text:span> mixer.backend.django <text:span text:style-name="T1">import</text:span> mixer</text:p>
      <text:p text:style-name="P1"><text:span text:style-name="T1">from</text:span> users.models <text:span text:style-name="T1">import</text:span> User</text:p>
      <text:p text:style-name="P1"><text:span text:style-name="T1">from</text:span> django.utils.translation <text:span text:style-name="T1">import</text:span> ugettext_lazy <text:span text:style-name="T1">as</text:span> _</text:p>
      <text:p text:style-name="P1"><text:span text:style-name="T1">from</text:span> wallet.models <text:span text:style-name="T1">import</text:span> Wallet,RewardPoint,WalletTransaction,PointTransaction,ECash,ECashTransaction</text:p>
      <text:p text:style-name="P1"><text:span text:style-name="T1">from</text:span> datetime <text:span text:style-name="T1">import</text:span> datetime</text:p>
      <text:p text:style-name="P1"><text:span text:style-name="T1">from</text:span> django <text:span text:style-name="T1">import</text:span> utils</text:p>
      <text:p text:style-name="P3"><text:line-break/></text:p>
      <text:p text:style-name="P1"><text:span text:style-name="T2">class</text:span> <text:span text:style-name="T3">TestWalletModel</text:span>(<text:span text:style-name="T3">TestCase</text:span>):</text:p>
      <text:p text:style-name="P1">databases=<text:span text:style-name="T4">'__all__'</text:span></text:p>
      <text:p text:style-name="P1"><text:span text:style-name="T2">def</text:span> <text:span text:style-name="T5">test_name</text:span>(<text:span text:style-name="T6">self</text:span>):</text:p>
      <text:p text:style-name="P1">wallet = mixer.blend(Wallet,<text:span text:style-name="T6">owner</text:span>=<text:span text:style-name="T4">'Jigyasu'</text:span>)</text:p>
      <text:p text:style-name="P1"><text:span text:style-name="T2">self</text:span>.assertEqual(<text:span text:style-name="T3">str</text:span>(wallet),<text:span text:style-name="T4">'Jigyasu'</text:span>)</text:p>
      <text:p text:style-name="P2"/>
      <text:p text:style-name="P1"><text:span text:style-name="T2">def</text:span> <text:span text:style-name="T5">test_get_current_amount</text:span>(<text:span text:style-name="T6">self</text:span>):</text:p>
      <text:p text:style-name="P1">wallet1 = mixer.blend(Wallet,<text:span text:style-name="T6">owner</text:span>=<text:span text:style-name="T4">'Jigyasu'</text:span>)</text:p>
      <text:p text:style-name="P1">points = mixer.blend(RewardPoint,<text:span text:style-name="T6">wallet</text:span>=wallet1,<text:span text:style-name="T6">status</text:span>=<text:span text:style-name="T7">1</text:span>,<text:span text:style-name="T6">expiry</text:span>=utils.timezone.now().replace(<text:span text:style-name="T6">year</text:span>=<text:span text:style-name="T7">2030</text:span>),<text:span text:style-name="T6">current</text:span>=<text:span text:style-name="T7">55</text:span>)</text:p>
      <text:p text:style-name="P1"><text:span text:style-name="T2">self</text:span>.assertEqual(wallet1.get_current_amount(),points.current)</text:p>
      <text:p text:style-name="P1"><text:span text:style-name="T2">def</text:span> <text:span text:style-name="T5">test_get_current_amount_with_expired_point</text:span>(<text:span text:style-name="T6">self</text:span>):</text:p>
      <text:p text:style-name="P1">wallet1 = mixer.blend(Wallet,<text:span text:style-name="T6">owner</text:span>=<text:span text:style-name="T4">'Jigyasu'</text:span>)</text:p>
      <text:p text:style-name="P1">points = mixer.blend(RewardPoint,<text:span text:style-name="T6">wallet</text:span>=wallet1,<text:span text:style-name="T6">status</text:span>=<text:span text:style-name="T7">1</text:span>,<text:span text:style-name="T6">expiry</text:span>=utils.timezone.now(),<text:span text:style-name="T6">current</text:span>=<text:span text:style-name="T7">55</text:span>)</text:p>
      <text:p text:style-name="P1"><text:span text:style-name="T2">self</text:span>.assertEqual(wallet1.get_current_amount(),<text:span text:style-name="T7">0</text:span>)</text:p>
      <text:p text:style-name="P1"><text:span text:style-name="T2">def</text:span> <text:span text:style-name="T5">test_get_current_amount_with_no_points</text:span>(<text:span text:style-name="T6">self</text:span>):</text:p>
      <text:p text:style-name="P1">wallet = mixer.blend(Wallet,<text:span text:style-name="T6">owner</text:span>=<text:span text:style-name="T4">'Jigyasu'</text:span>)</text:p>
      <text:p text:style-name="P1"><text:span text:style-name="T2">self</text:span>.assertEqual(wallet.get_current_amount(),<text:span text:style-name="T7">0</text:span>)</text:p>
      <text:p text:style-name="P1"><text:span text:style-name="T5">@tag</text:span>(<text:span text:style-name="T4">'points'</text:span>)</text:p>
      <text:p text:style-name="P1"><text:span text:style-name="T2">class</text:span> <text:span text:style-name="T3">TestRewardPointModel</text:span>(<text:span text:style-name="T3">TestCase</text:span>):</text:p>
      <text:p text:style-name="P1">databases=<text:span text:style-name="T4">'__all__'</text:span></text:p>
      <text:p text:style-name="P1"><text:span text:style-name="T2">def</text:span> <text:span text:style-name="T5">test_name</text:span>(<text:span text:style-name="T6">self</text:span>):</text:p>
      <text:p text:style-name="P1">wallet1=mixer.blend(Wallet,<text:span text:style-name="T6">owner</text:span>=<text:span text:style-name="T4">'Jigbig'</text:span>)</text:p>
      <text:p text:style-name="P1">rp=mixer.blend(RewardPoint,<text:span text:style-name="T6">wallet</text:span>=wallet1)</text:p>
      <text:p text:style-name="P1"><text:span text:style-name="T2">self</text:span>.assertEqual(<text:span text:style-name="T3">str</text:span>(rp),<text:span text:style-name="T4">'Jigbig - '</text:span>+<text:span text:style-name="T3">str</text:span>(rp.pk))</text:p>
      <text:p text:style-name="P2"/>
      <text:p text:style-name="P1"><text:span text:style-name="T5">@tag</text:span>(<text:span text:style-name="T4">'txn'</text:span>)</text:p>
      <text:p text:style-name="P1"><text:span text:style-name="T2">class</text:span> <text:span text:style-name="T3">TestWalletTransactionModel</text:span>(<text:span text:style-name="T3">TestCase</text:span>):</text:p>
      <text:p text:style-name="P1">databases=<text:span text:style-name="T4">'__all__'</text:span></text:p>
      <text:p text:style-name="P1"><text:span text:style-name="T2">def</text:span> <text:span text:style-name="T5">test_name</text:span>(<text:span text:style-name="T6">self</text:span>):</text:p>
      <text:p text:style-name="P1">wallet1 = mixer.blend(Wallet,<text:span text:style-name="T6">owner</text:span>=<text:span text:style-name="T4">'Jiggu'</text:span>)</text:p>
      <text:p text:style-name="P1">waltxn = mixer.blend(WalletTransaction,<text:span text:style-name="T6">wallet</text:span>=wallet1)</text:p>
      <text:p text:style-name="P1"><text:span text:style-name="T2">self</text:span>.assertEqual(<text:span text:style-name="T3">str</text:span>(waltxn),<text:span text:style-name="T4">'Jiggu - '</text:span>+<text:span text:style-name="T3">str</text:span>(waltxn.pk))</text:p>
      <text:p text:style-name="P2"/>
      <text:p text:style-name="P1"><text:span text:style-name="T2">def</text:span> <text:span text:style-name="T5">test_added_point_expiry</text:span>(<text:span text:style-name="T6">self</text:span>):</text:p>
      <text:p text:style-name="P1">waltxn = mixer.blend(WalletTransaction)</text:p>
      <text:p text:style-name="P1"><text:span text:style-name="T2">self</text:span>.assertEqual(waltxn.added_point_expiry(),<text:span text:style-name="T4">''</text:span>)</text:p>
      <text:p text:style-name="P2"><text:soft-page-break/></text:p>
      <text:p text:style-name="P1"><text:span text:style-name="T2">def</text:span> <text:span text:style-name="T5">test_added_point_expiry_when_pointtxns_exists</text:span>(<text:span text:style-name="T6">self</text:span>):</text:p>
      <text:p text:style-name="P1">waltxn = mixer.blend(WalletTransaction)</text:p>
      <text:p text:style-name="P1">rp=mixer.blend(RewardPoint,<text:span text:style-name="T6">expiry</text:span>=utils.timezone.now())</text:p>
      <text:p text:style-name="P1">pointtxn = mixer.blend(PointTransaction,<text:span text:style-name="T6">transaction</text:span>=waltxn,<text:span text:style-name="T6">point</text:span>=rp)</text:p>
      <text:p text:style-name="P1"><text:span text:style-name="T2">self</text:span>.assertEqual(waltxn.added_point_expiry(),rp.expiry.date())</text:p>
      <text:p text:style-name="P2"/>
      <text:p text:style-name="P1"><text:span text:style-name="T2">def</text:span> <text:span text:style-name="T5">test_get_txn_type</text:span>(<text:span text:style-name="T6">self</text:span>):</text:p>
      <text:p text:style-name="P1">waltxn = mixer.blend(WalletTransaction,<text:span text:style-name="T6">txn_type</text:span>=<text:span text:style-name="T7">1</text:span>)</text:p>
      <text:p text:style-name="P1"><text:span text:style-name="T2">self</text:span>.assertEqual(waltxn.get_txn_type(),<text:span text:style-name="T4">'Added'</text:span>)</text:p>
      <text:p text:style-name="P2"/>
      <text:p text:style-name="P1"><text:span text:style-name="T2">def</text:span> <text:span text:style-name="T5">test_get_added_by</text:span>(<text:span text:style-name="T6">self</text:span>):</text:p>
      <text:p text:style-name="P1">waltxn = mixer.blend(WalletTransaction,<text:span text:style-name="T6">added_by</text:span>=<text:span text:style-name="T7">3</text:span>)</text:p>
      <text:p text:style-name="P1">user1 =mixer.blend(User,<text:span text:style-name="T6">id</text:span>=<text:span text:style-name="T7">3</text:span>)</text:p>
      <text:p text:style-name="P1"><text:span text:style-name="T2">self</text:span>.assertEqual(waltxn.get_added_by(),user1)</text:p>
      <text:p text:style-name="P1"><text:span text:style-name="T5">@tag</text:span>(<text:span text:style-name="T4">'id'</text:span>)</text:p>
      <text:p text:style-name="P1"><text:span text:style-name="T2">def</text:span> <text:span text:style-name="T5">test_get_added_by_none</text:span>(<text:span text:style-name="T6">self</text:span>): </text:p>
      <text:p text:style-name="P1">waltxn = mixer.blend(WalletTransaction,<text:span text:style-name="T6">added_by</text:span>=<text:span text:style-name="T2">None</text:span>)</text:p>
      <text:p text:style-name="P1"><text:span text:style-name="T2">self</text:span>.assertIsNone(waltxn.get_added_by())</text:p>
      <text:p text:style-name="P1"><text:span text:style-name="T2">def</text:span> <text:span text:style-name="T5">test_get_cashback_details</text:span>(<text:span text:style-name="T6">self</text:span>):</text:p>
      <text:p text:style-name="P1">wallet1 = mixer.blend(Wallet,<text:span text:style-name="T6">owner</text:span>=<text:span text:style-name="T4">'Jigga'</text:span>)</text:p>
      <text:p text:style-name="P1">waltxn = mixer.blend(WalletTransaction,<text:span text:style-name="T6">wallet</text:span>=wallet1)</text:p>
      <text:p text:style-name="P1">response = {}</text:p>
      <text:p text:style-name="P1">response[<text:span text:style-name="T4">'name'</text:span>] = waltxn.wallet.owner </text:p>
      <text:p text:style-name="P1">response[<text:span text:style-name="T4">'credits_added'</text:span>] = waltxn.point_value</text:p>
      <text:p text:style-name="P1">response[<text:span text:style-name="T4">'order_id'</text:span>] = waltxn.order.id</text:p>
      <text:p text:style-name="P1">response[<text:span text:style-name="T4">'total_credits'</text:span>] = waltxn.point_value</text:p>
      <text:p text:style-name="P1"><text:span text:style-name="T2">self</text:span>.assertEqual(waltxn.get_cashback_details(),response)</text:p>
      <text:p text:style-name="P2"/>
      <text:p text:style-name="P1"><text:span text:style-name="T2">class</text:span> <text:span text:style-name="T3">TestPointTransactionModel</text:span>(<text:span text:style-name="T3">TestCase</text:span>):</text:p>
      <text:p text:style-name="P1">databases=<text:span text:style-name="T4">'__all__'</text:span></text:p>
      <text:p text:style-name="P1"><text:span text:style-name="T2">def</text:span> <text:span text:style-name="T5">test_name</text:span>(<text:span text:style-name="T6">self</text:span>):</text:p>
      <text:p text:style-name="P1">wallet1 = mixer.blend(Wallet,<text:span text:style-name="T6">owner</text:span> = <text:span text:style-name="T4">'Jigs'</text:span>)</text:p>
      <text:p text:style-name="P1">waltxn = mixer.blend(WalletTransaction,<text:span text:style-name="T6">wallet</text:span>=wallet1)</text:p>
      <text:p text:style-name="P1">rewardpnt = mixer.blend(RewardPoint,<text:span text:style-name="T6">wallet</text:span> = wallet1,<text:span text:style-name="T6">transaction</text:span>=waltxn)</text:p>
      <text:p text:style-name="P1">pointtxn = mixer.blend(PointTransaction,<text:span text:style-name="T6">point</text:span>=rewardpnt)</text:p>
      <text:p text:style-name="P1">name = _(<text:span text:style-name="T4">"</text:span><text:span text:style-name="T2">%(pt)s</text:span><text:span text:style-name="T4"> to '</text:span><text:span text:style-name="T2">%(txn)s</text:span><text:span text:style-name="T4">'"</text:span>) % {</text:p>
      <text:p text:style-name="P1"><text:span text:style-name="T4">'pt'</text:span>: pointtxn.point,</text:p>
      <text:p text:style-name="P1"><text:span text:style-name="T4">'txn'</text:span>: pointtxn.transaction}</text:p>
      <text:p text:style-name="P1"><text:span text:style-name="T2">self</text:span>.assertEqual(<text:span text:style-name="T3">str</text:span>(pointtxn),name) </text:p>
      <text:p text:style-name="P2"/>
      <text:p text:style-name="P1"><text:span text:style-name="T5">@tag</text:span>(<text:span text:style-name="T4">'cash'</text:span>)</text:p>
      <text:p text:style-name="P1"><text:span text:style-name="T2">class</text:span> <text:span text:style-name="T3">TestEcashModel</text:span>(<text:span text:style-name="T3">TestCase</text:span>):</text:p>
      <text:p text:style-name="P1">databases=<text:span text:style-name="T4">'__all__'</text:span></text:p>
      <text:p text:style-name="P1"><text:span text:style-name="T2">def</text:span> <text:span text:style-name="T5">test_name</text:span>(<text:span text:style-name="T6">self</text:span>):</text:p>
      <text:p text:style-name="P1">wallet1 = mixer.blend(Wallet,<text:span text:style-name="T6">owner</text:span>=<text:span text:style-name="T4">'Jigyasu'</text:span>)</text:p>
      <text:p text:style-name="P1">ecash1 = mixer.blend(ECash,<text:span text:style-name="T6">wallet</text:span>=wallet1)</text:p>
      <text:p text:style-name="P1"><text:span text:style-name="T2">self</text:span>.assertEqual(<text:span text:style-name="T3">str</text:span>(ecash1),<text:span text:style-name="T4">'Jigyasu - '</text:span>+<text:span text:style-name="T3">str</text:span>(ecash1.pk))</text:p>
      <text:p text:style-name="P4"/>
      <text:p text:style-name="P1"><text:span text:style-name="T2">class</text:span> <text:span text:style-name="T3">TestECashTransactionModel</text:span>(<text:span text:style-name="T3">TestCase</text:span>):</text:p>
      <text:p text:style-name="P1"><text:soft-page-break/>databases = <text:span text:style-name="T4">'__all__'</text:span></text:p>
      <text:p text:style-name="P2"/>
      <text:p text:style-name="P1"><text:span text:style-name="T2">def</text:span> <text:span text:style-name="T5">test_name</text:span>(<text:span text:style-name="T6">self</text:span>):</text:p>
      <text:p text:style-name="P1">ecash1 = mixer.blend(ECash)</text:p>
      <text:p text:style-name="P1">txn = mixer.blend(WalletTransaction)</text:p>
      <text:p text:style-name="P1">ecashtxn = mixer.blend(ECashTransaction,<text:span text:style-name="T6">ecash</text:span>=ecash1,<text:span text:style-name="T6">transaction</text:span>=txn)</text:p>
      <text:p text:style-name="P1">name = _(<text:span text:style-name="T4">"</text:span><text:span text:style-name="T2">%(cash)s</text:span><text:span text:style-name="T4"> to '</text:span><text:span text:style-name="T2">%(txn)s</text:span><text:span text:style-name="T4">'"</text:span>) % {</text:p>
      <text:p text:style-name="P1"><text:span text:style-name="T4">'cash'</text:span>: ecashtxn.ecash,</text:p>
      <text:p text:style-name="P1"><text:span text:style-name="T4">'txn'</text:span>: ecashtxn.transaction}</text:p>
      <text:p text:style-name="P1"><text:span text:style-name="T2">self</text:span>.assertEqual(<text:span text:style-name="T3">str</text:span>(ecashtxn),nam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0:13:32.235639346</meta:creation-date>
    <dc:date>2020-03-04T10:13:51.525913000</dc:date>
    <meta:editing-duration>PT20S</meta:editing-duration>
    <meta:editing-cycles>1</meta:editing-cycles>
    <meta:document-statistic meta:table-count="0" meta:image-count="0" meta:object-count="0" meta:page-count="3" meta:paragraph-count="94" meta:word-count="226" meta:character-count="3751" meta:non-whitespace-character-count="3614"/>
    <meta:generator>LibreOffice/6.0.7.3$Linux_X86_64 LibreOffice_project/00m0$Build-3</meta:generator>
  </office:meta>
</office:document-meta>
</file>